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72in"/>
    </style:style>
    <style:style style:name="co3" style:family="table-column">
      <style:table-column-properties fo:break-before="auto" style:column-width="2.9591in"/>
    </style:style>
    <style:style style:name="co4" style:family="table-column">
      <style:table-column-properties fo:break-before="auto" style:column-width="1.8835in"/>
    </style:style>
    <style:style style:name="co5" style:family="table-column">
      <style:table-column-properties fo:break-before="auto" style:column-width="0.398in"/>
    </style:style>
    <style:style style:name="co6" style:family="table-column">
      <style:table-column-properties fo:break-before="auto" style:column-width="3.9063in"/>
    </style:style>
    <style:style style:name="co7" style:family="table-column">
      <style:table-column-properties fo:break-before="auto" style:column-width="1.0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text-underline-style="solid" style:text-underline-width="auto" style:text-underline-color="font-color" fo:font-weight="bold"/>
    </style:style>
    <style:style style:name="ce4" style:family="table-cell" style:parent-style-name="Default" style:data-style-name="N43"/>
    <style:style style:name="ce5" style:family="table-cell" style:parent-style-name="Default" style:data-style-name="N44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style:font-name="Times New Roman" fo:font-size="10pt" fo:language="en" fo:country="US" fo:font-weight="normal" style:font-size-asian="6.80000019073486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ext-properties fo:font-size="10pt" fo:font-weight="normal"/>
    </style:style>
    <style:style style:name="T1" style:family="text">
      <style:text-properties style:font-name="Times New Roman" fo:font-size="10pt" fo:language="en" fo:country="US" fo:font-style="normal" fo:font-weight="normal" style:language-asian="en" style:country-asian="US" style:font-size-complex="6.80000019073486pt"/>
    </style:style>
    <style:style style:name="T2" style:family="text">
      <style:text-properties style:font-name="Times New Roman" fo:font-size="10pt" fo:language="en" fo:country="US" fo:font-style="italic" fo:font-weight="normal" style:language-asian="en" style:country-asian="US" style:font-size-complex="6.80000019073486pt"/>
    </style:style>
    <style:style style:name="T3" style:family="text">
      <style:text-properties style:use-window-font-color="true" style:font-name="Times New Roman" fo:font-size="10pt" fo:language="en" fo:country="US" fo:font-style="normal" fo:font-weight="normal" style:font-name-asian="Arial Unicode MS1" style:language-asian="zxx" style:country-asian="none" style:font-name-complex="Tahoma1" style:font-size-complex="6.80000019073486pt"/>
    </style:style>
    <style:style style:name="T4" style:family="text">
      <style:text-properties style:use-window-font-color="true" style:font-name="Times New Roman" fo:font-size="10pt" fo:language="en" fo:country="US" fo:font-style="italic" fo:font-weight="normal" style:font-name-asian="Arial Unicode MS1" style:language-asian="zxx" style:country-asian="none" style:font-name-complex="Tahoma1" style:font-size-complex="6.80000019073486pt"/>
    </style:style>
    <style:style style:name="T5" style:family="text">
      <style:text-properties fo:font-weight="normal"/>
    </style:style>
    <style:style style:name="T6" style:family="text">
      <style:text-properties fo:font-size="10pt" fo:font-weight="normal"/>
    </style:style>
    <style:style style:name="T7" style:family="text">
      <style:text-properties fo:font-size="10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calculation-settings table:case-sensitive="false" table:use-regular-expressions="false"/>
      <table:table table:name="biography timing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HAPTER</text:p>
          </table:table-cell>
          <table:table-cell table:style-name="ce3" office:value-type="string">
            <text:p>TIMNG</text:p>
          </table:table-cell>
          <table:table-cell table:style-name="ce3" office:value-type="string">
            <text:p>DESCRPIPTION</text:p>
          </table:table-cell>
          <table:table-cell table:style-name="ce3" office:value-type="string">
            <text:p>POTENTIAL US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1:36 MIN</text:p>
          </table:table-cell>
          <table:table-cell office:value-type="string">
            <text:p>Still—newspaper clipping</text:p>
          </table:table-cell>
          <table:table-cell office:value-type="string">
            <text:p>Page 6-- “Photo after photo”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2:57 MIN</text:p>
          </table:table-cell>
          <table:table-cell office:value-type="string">
            <text:p>Still-- Lbergh and two others by plan</text:p>
          </table:table-cell>
          <table:table-cell office:value-type="string">
            <text:p>Page 6-- “Photo after photo”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3:33 MIN</text:p>
          </table:table-cell>
          <table:table-cell office:value-type="string">
            <text:p>Still-- Lbergh in uniform</text:p>
          </table:table-cell>
          <table:table-cell office:value-type="string">
            <text:p>' ''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:44 MIN</text:p>
          </table:table-cell>
          <table:table-cell office:value-type="string">
            <text:p>Still-- Lbergh in uniform + hat</text:p>
          </table:table-cell>
          <table:table-cell office:value-type="string">
            <text:p>“ “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:55-3:22 MIN</text:p>
          </table:table-cell>
          <table:table-cell office:value-type="string">
            <text:p>Footage-- Lbergh flying mail plan</text:p>
          </table:table-cell>
          <table:table-cell office:value-type="string">
            <text:p>Page 13, “other moments”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6:03 MIN</text:p>
          </table:table-cell>
          <table:table-cell office:value-type="string">
            <text:p>Still-- Lbergh in fur collar</text:p>
          </table:table-cell>
          <table:table-cell office:value-type="string">
            <text:p>Page 6 or Page 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6:27-6:32 MIN</text:p>
          </table:table-cell>
          <table:table-cell office:value-type="string">
            <text:p>Footage-- Lbergh shaking hands</text:p>
          </table:table-cell>
          <table:table-cell office:value-type="string">
            <text:p>Page 13, “other moments”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6:53 MIN</text:p>
          </table:table-cell>
          <table:table-cell office:value-type="string">
            <text:p>Still—Lbergh posed photo</text:p>
          </table:table-cell>
          <table:table-cell office:value-type="string">
            <text:p>Page 6 or Page 1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7:50 MIN</text:p>
          </table:table-cell>
          <table:table-cell office:value-type="string">
            <text:p>Still-- Lbergh standing with crowd</text:p>
          </table:table-cell>
          <table:table-cell office:value-type="string">
            <text:p>Page 6 or Page 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9:06-9:10 MIN</text:p>
          </table:table-cell>
          <table:table-cell office:value-type="string">
            <text:p>Footage-- Lbergh standing by plane</text:p>
          </table:table-cell>
          <table:table-cell office:value-type="string">
            <text:p>Page 13, “other moments”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:25-2:35 MIN</text:p>
          </table:table-cell>
          <table:table-cell office:value-type="string">
            <text:p>Stills-- series of press images</text:p>
          </table:table-cell>
          <table:table-cell office:value-type="string">
            <text:p>Page 6 or Page 1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:57 MIN</text:p>
          </table:table-cell>
          <table:table-cell office:value-type="string">
            <text:p>Still-- Lbergh glowering by Spirit of SL</text:p>
          </table:table-cell>
          <table:table-cell office:value-type="string">
            <text:p>Page 6 or Page 1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3:18 MIN</text:p>
          </table:table-cell>
          <table:table-cell office:value-type="string">
            <text:p>Still-- newspaper headline</text:p>
          </table:table-cell>
          <table:table-cell office:value-type="string">
            <text:p>Page 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:33-3:37 MIN</text:p>
          </table:table-cell>
          <table:table-cell office:value-type="string">
            <text:p>Footage—Lbergh by plane</text:p>
          </table:table-cell>
          <table:table-cell office:value-type="string">
            <text:p>Page 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:41 MIN</text:p>
          </table:table-cell>
          <table:table-cell office:value-type="string">
            <text:p>Still-- Lbergh with head bowed</text:p>
          </table:table-cell>
          <table:table-cell office:value-type="string">
            <text:p>Page 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4:13 MIN</text:p>
          </table:table-cell>
          <table:table-cell office:value-type="string">
            <text:p>Still-- Lbergh with arms crossed</text:p>
          </table:table-cell>
          <table:table-cell office:value-type="string">
            <text:p>Page 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7:34 MIN</text:p>
          </table:table-cell>
          <table:table-cell office:value-type="string">
            <text:p>Still-- newspaper headline</text:p>
          </table:table-cell>
          <table:table-cell office:value-type="string">
            <text:p>Page 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10:15-10:28</text:p>
          </table:table-cell>
          <table:table-cell office:value-type="string">
            <text:p>Footage-- crowds running in dark</text:p>
          </table:table-cell>
          <table:table-cell office:value-type="string">
            <text:p>Page 20, “newsreels of landing”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:36-10:59</text:p>
          </table:table-cell>
          <table:table-cell office:value-type="string">
            <text:p>Footage-- more crowds</text:p>
          </table:table-cell>
          <table:table-cell office:value-type="string">
            <text:p>Page 20, “newsreels of landing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1:06 MIN</text:p>
          </table:table-cell>
          <table:table-cell office:value-type="string">
            <text:p>Still-- Lbergh looking regal</text:p>
          </table:table-cell>
          <table:table-cell office:value-type="string">
            <text:p>Page 6 or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0:02-00:30</text:p>
          </table:table-cell>
          <table:table-cell office:value-type="string">
            <text:p>Footage-- even more crowds</text:p>
          </table:table-cell>
          <table:table-cell office:value-type="string">
            <text:p>Page 20, “newsreels of landing”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00:34 MIN</text:p>
          </table:table-cell>
          <table:table-cell office:value-type="string">
            <text:p>Stll-- Lbergh grinning</text:p>
          </table:table-cell>
          <table:table-cell office:value-type="string">
            <text:p>Page 6 or Page 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0:46-1:46 MIN</text:p>
          </table:table-cell>
          <table:table-cell office:value-type="string">
            <text:p>Footage-- Lbergh greeting crowds, flying, crowds running</text:p>
          </table:table-cell>
          <table:table-cell office:value-type="string">
            <text:p>Page 20, “newsreels of landing” or page 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:53 MIN</text:p>
          </table:table-cell>
          <table:table-cell office:value-type="string">
            <text:p>Stll-- Lbergh grinning</text:p>
          </table:table-cell>
          <table:table-cell office:value-type="string">
            <text:p>Page 6 or Page 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:59-2:06 MIN</text:p>
          </table:table-cell>
          <table:table-cell office:value-type="string">
            <text:p>Footage-- Lbergh shouting through megaphone, crowds</text:p>
          </table:table-cell>
          <table:table-cell office:value-type="string">
            <text:p>Page 20 or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:30-3:30</text:p>
          </table:table-cell>
          <table:table-cell office:value-type="string">
            <text:p>Footage—Parades, crowds, celebrations</text:p>
          </table:table-cell>
          <table:table-cell office:value-type="string">
            <text:p>Page 20 (mostly) or Page 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:58-4:15</text:p>
          </table:table-cell>
          <table:table-cell office:value-type="string">
            <text:p>Footage-- Lbergh looking sullen</text:p>
          </table:table-cell>
          <table:table-cell office:value-type="string">
            <text:p>Page 13 (mostly) or Page 2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4:25 MIN</text:p>
          </table:table-cell>
          <table:table-cell office:value-type="string">
            <text:p>Still-- Lbergh looking dashing</text:p>
          </table:table-cell>
          <table:table-cell office:value-type="string">
            <text:p>Page 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4:57-5:00</text:p>
          </table:table-cell>
          <table:table-cell office:value-type="string">
            <text:p>Footage-- Lbergh looking at camera</text:p>
          </table:table-cell>
          <table:table-cell office:value-type="string">
            <text:p>Page 6 or Page 1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6:13 MIN</text:p>
          </table:table-cell>
          <table:table-cell office:value-type="string">
            <text:p>Stll- Lbergh portrait</text:p>
          </table:table-cell>
          <table:table-cell office:value-type="string">
            <text:p>Page 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6:17-6:20 MIN</text:p>
          </table:table-cell>
          <table:table-cell office:value-type="string">
            <text:p>Footage-- Anne and Charles in plane</text:p>
          </table:table-cell>
          <table:table-cell office:value-type="string">
            <text:p>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:37-7:46</text:p>
          </table:table-cell>
          <table:table-cell office:value-type="string">
            <text:p>Footage-- Anne and Charles by plane</text:p>
          </table:table-cell>
          <table:table-cell office:value-type="string">
            <text:p>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9:40 MIN</text:p>
          </table:table-cell>
          <table:table-cell office:value-type="string">
            <text:p>Still-- Anne and Charles wedding photo</text:p>
          </table:table-cell>
          <table:table-cell office:value-type="string">
            <text:p>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:08-10:18</text:p>
          </table:table-cell>
          <table:table-cell office:value-type="string">
            <text:p>Footage-- Anne and Charles in plane</text:p>
          </table:table-cell>
          <table:table-cell office:value-type="string">
            <text:p>Page 6 or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:38 MIN</text:p>
          </table:table-cell>
          <table:table-cell office:value-type="string">
            <text:p>Still-- Anne and Charles outside</text:p>
          </table:table-cell>
          <table:table-cell office:value-type="string">
            <text:p>Page 13 or maybe page 6?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1:16 MIN</text:p>
          </table:table-cell>
          <table:table-cell office:value-type="string">
            <text:p>Still-- Anne and Charles by plane</text:p>
          </table:table-cell>
          <table:table-cell office:value-type="string">
            <text:p>Page 13 or maybe page 6?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1:28 MIN</text:p>
          </table:table-cell>
          <table:table-cell office:value-type="string">
            <text:p>Still-- Anne with baby</text:p>
          </table:table-cell>
          <table:table-cell office:value-type="string">
            <text:p>Page 2, Page 5, Page 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1:43 MIN</text:p>
          </table:table-cell>
          <table:table-cell office:value-type="string">
            <text:p>Still-- Lbergh in jacket</text:p>
          </table:table-cell>
          <table:table-cell office:value-type="string">
            <text:p>Page 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1:55-11:59</text:p>
          </table:table-cell>
          <table:table-cell office:value-type="string">
            <text:p>Footage-- Anne walking baby carriage</text:p>
          </table:table-cell>
          <table:table-cell office:value-type="string">
            <text:p>Page 2, Page 4,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:00 MIN</text:p>
          </table:table-cell>
          <table:table-cell office:value-type="string">
            <text:p>Still-- Charles in goggles</text:p>
          </table:table-cell>
          <table:table-cell office:value-type="string">
            <text:p>Page 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:17 MIN</text:p>
          </table:table-cell>
          <table:table-cell office:value-type="string">
            <text:p>Still-- Anne and Charles in plane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12:26 MIN</text:p>
          </table:table-cell>
          <table:table-cell office:value-type="string">
            <text:p>Still-- baby by railing</text:p>
          </table:table-cell>
          <table:table-cell office:value-type="string">
            <text:p>Page 2 Page 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:57-13:05</text:p>
          </table:table-cell>
          <table:table-cell office:value-type="string">
            <text:p>Footage-- Anne and Charles in flight gear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3:18-13:36</text:p>
          </table:table-cell>
          <table:table-cell office:value-type="string">
            <text:p>Stills-- series of Anne and Charles in exotic locations</text:p>
          </table:table-cell>
          <table:table-cell office:value-type="string">
            <text:p>Page 6 or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14:40 MIN</text:p>
          </table:table-cell>
          <table:table-cell office:value-type="string">
            <text:p>Still-- Anne with baby</text:p>
          </table:table-cell>
          <table:table-cell office:value-type="string">
            <text:p>Page 2, Page 5,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4:44 MIN</text:p>
          </table:table-cell>
          <table:table-cell office:value-type="string">
            <text:p>Still-- baby at table</text:p>
          </table:table-cell>
          <table:table-cell office:value-type="string">
            <text:p>Page 2, Page 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4:46 MIN</text:p>
          </table:table-cell>
          <table:table-cell office:value-type="string">
            <text:p>Still-- Anne and Charles smiling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5:10-15:15</text:p>
          </table:table-cell>
          <table:table-cell office:value-type="string">
            <text:p>Footage-- Search party for baby</text:p>
          </table:table-cell>
          <table:table-cell office:value-type="string">
            <text:p>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00:20 MIN</text:p>
          </table:table-cell>
          <table:table-cell office:value-type="string">
            <text:p>Still-- Anne and Charles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0:27 MIN</text:p>
          </table:table-cell>
          <table:table-cell office:value-type="string">
            <text:p>Still-- baby with dogs</text:p>
          </table:table-cell>
          <table:table-cell office:value-type="string">
            <text:p>Page 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0:39-00:44</text:p>
          </table:table-cell>
          <table:table-cell office:value-type="string">
            <text:p>Footage-- empty crib</text:p>
          </table:table-cell>
          <table:table-cell office:value-type="string">
            <text:p>Page 2, 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0:45 MIN</text:p>
          </table:table-cell>
          <table:table-cell office:value-type="string">
            <text:p>Footage-- ransom note</text:p>
          </table:table-cell>
          <table:table-cell office:value-type="string">
            <text:p>Page 2, 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0:55-00:59</text:p>
          </table:table-cell>
          <table:table-cell office:value-type="string">
            <text:p>Footage-- baby at window</text:p>
          </table:table-cell>
          <table:table-cell office:value-type="string">
            <text:p>Page 2, 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:05-1:09</text:p>
          </table:table-cell>
          <table:table-cell office:value-type="string">
            <text:p>footage-- Helicopter shot of house</text:p>
          </table:table-cell>
          <table:table-cell office:value-type="string">
            <text:p>Page 2, 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1:27-1:33</text:p>
          </table:table-cell>
          <table:table-cell office:value-type="string">
            <text:p>Footage-- searching for baby</text:p>
          </table:table-cell>
          <table:table-cell office:value-type="string">
            <text:p>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:33-1:41 MIN</text:p>
          </table:table-cell>
          <table:table-cell office:value-type="string">
            <text:p>Footage-- police with ladder</text:p>
          </table:table-cell>
          <table:table-cell office:value-type="string">
            <text:p>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:42-1:50 MIN</text:p>
          </table:table-cell>
          <table:table-cell office:value-type="string">
            <text:p>Footage-- searching for baby</text:p>
          </table:table-cell>
          <table:table-cell office:value-type="string">
            <text:p>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:51-1:59</text:p>
          </table:table-cell>
          <table:table-cell office:value-type="string">
            <text:p>Footage-- Charles and Anne looking stoic</text:p>
          </table:table-cell>
          <table:table-cell office:value-type="string">
            <text:p>Page 6, maybe with baby stuff too?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02:07-2:25</text:p>
          </table:table-cell>
          <table:table-cell office:value-type="string">
            <text:p>Footage-- baby in stroller</text:p>
          </table:table-cell>
          <table:table-cell office:value-type="string">
            <text:p>Page 2, Page 5, Page 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3:12-03:20</text:p>
          </table:table-cell>
          <table:table-cell office:value-type="string">
            <text:p>Footage-- Charles and Anne standing</text:p>
          </table:table-cell>
          <table:table-cell office:value-type="string">
            <text:p>Page 2, Page 5, Page 6, Page 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:21-3:28</text:p>
          </table:table-cell>
          <table:table-cell office:value-type="string">
            <text:p>Footage-- crowds at house, search, ladder</text:p>
          </table:table-cell>
          <table:table-cell office:value-type="string">
            <text:p>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:56 MIN</text:p>
          </table:table-cell>
          <table:table-cell office:value-type="string">
            <text:p>Still-- baby wanted poster</text:p>
          </table:table-cell>
          <table:table-cell office:value-type="string">
            <text:p>Page 2, 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:03-4:34</text:p>
          </table:table-cell>
          <table:table-cell office:value-type="string">
            <text:p>Footage-- Search party for baby</text:p>
          </table:table-cell>
          <table:table-cell office:value-type="string">
            <text:p>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:42-4:47</text:p>
          </table:table-cell>
          <table:table-cell office:value-type="string">
            <text:p>Footage-- baby in crib</text:p>
          </table:table-cell>
          <table:table-cell office:value-type="string">
            <text:p>Page 2, 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:00-5:04</text:p>
          </table:table-cell>
          <table:table-cell office:value-type="string">
            <text:p>Footage-- baby in crib elsewhere</text:p>
          </table:table-cell>
          <table:table-cell office:value-type="string">
            <text:p>Page 2, Page 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6:32 MIN</text:p>
          </table:table-cell>
          <table:table-cell office:value-type="string">
            <text:p>Stll-- body in leaves</text:p>
          </table:table-cell>
          <table:table-cell office:value-type="string">
            <text:p>Page 20, baby footage (are we using what we already made for this?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:52 MIN</text:p>
          </table:table-cell>
          <table:table-cell office:value-type="string">
            <text:p>Still-- Charles looking down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7:13 MIN</text:p>
          </table:table-cell>
          <table:table-cell office:value-type="string">
            <text:p>Still-- Charles and Anne</text:p>
          </table:table-cell>
          <table:table-cell office:value-type="string">
            <text:p>Page 6, Page 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1:20-11:50</text:p>
          </table:table-cell>
          <table:table-cell office:value-type="string">
            <text:p>Stills-- series of shots of Lbergh with heart pump</text:p>
          </table:table-cell>
          <table:table-cell office:value-type="string">
            <text:p>Page 1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12:44 MIN</text:p>
          </table:table-cell>
          <table:table-cell office:value-type="string">
            <text:p>Still-- “Lindbergh Kidnapper Jailed” headline</text:p>
          </table:table-cell>
          <table:table-cell office:value-type="string">
            <text:p>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2:45-12:55</text:p>
          </table:table-cell>
          <table:table-cell office:value-type="string">
            <text:p>Footage-- crowds outside kidnaping trial</text:p>
          </table:table-cell>
          <table:table-cell office:value-type="string">
            <text:p>Page 5, Page 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5:38-15:51</text:p>
          </table:table-cell>
          <table:table-cell office:value-type="string">
            <text:p>Footage-- baby jumper at trial, Anne on the stand</text:p>
          </table:table-cell>
          <table:table-cell office:value-type="string">
            <text:p>Page 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7:52 MIN</text:p>
          </table:table-cell>
          <table:table-cell office:value-type="string">
            <text:p>Still-- Anne and Charles on gangplank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7:56 MIN</text:p>
          </table:table-cell>
          <table:table-cell office:value-type="string">
            <text:p>Still-- Charles testifying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8:01 MIN</text:p>
          </table:table-cell>
          <table:table-cell office:value-type="string">
            <text:p>Still- Charles in hat, walking</text:p>
          </table:table-cell>
          <table:table-cell office:value-type="string">
            <text:p>Page 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8:16 MIN</text:p>
          </table:table-cell>
          <table:table-cell office:value-type="string">
            <text:p>Still-- Lbergh portrait</text:p>
          </table:table-cell>
          <table:table-cell office:value-type="string">
            <text:p>Page 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3:39 MIN</text:p>
          </table:table-cell>
          <table:table-cell office:value-type="string">
            <text:p>Still- Lbergh portrait</text:p>
          </table:table-cell>
          <table:table-cell office:value-type="string">
            <text:p>Page 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6:04 MIN</text:p>
          </table:table-cell>
          <table:table-cell office:value-type="string">
            <text:p>Still-- Lbergh with piece of paper, talking</text:p>
          </table:table-cell>
          <table:table-cell office:value-type="string">
            <text:p>Page 6, Page 1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8:37 MIN</text:p>
          </table:table-cell>
          <table:table-cell office:value-type="string">
            <text:p>Still-- Lbergh looking contemplative</text:p>
          </table:table-cell>
          <table:table-cell office:value-type="string">
            <text:p>Page 6, Page 1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0:58 MIN</text:p>
          </table:table-cell>
          <table:table-cell office:value-type="string">
            <text:p>Still-- Lbergh speaking at podium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:37 MIN</text:p>
          </table:table-cell>
          <table:table-cell office:value-type="string">
            <text:p>Still-- headline, “Assail Lindbergh”</text:p>
          </table:table-cell>
          <table:table-cell office:value-type="string">
            <text:p>Page 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1:44 MIN</text:p>
          </table:table-cell>
          <table:table-cell office:value-type="string">
            <text:p>Political cartoon-- Lindbergh as Nazi</text:p>
          </table:table-cell>
          <table:table-cell office:value-type="string">
            <text:p>??? (we talked about these at some point)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:20 MIN</text:p>
          </table:table-cell>
          <table:table-cell office:value-type="string">
            <text:p>Still-- older Lbergh portrait</text:p>
          </table:table-cell>
          <table:table-cell office:value-type="string">
            <text:p>Page 6, Page 1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:48 MIN</text:p>
          </table:table-cell>
          <table:table-cell office:value-type="string">
            <text:p>Still-- Lbergh in military uniform with other guy</text:p>
          </table:table-cell>
          <table:table-cell office:value-type="string">
            <text:p>Page 6, Page 1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5:13 MIN</text:p>
          </table:table-cell>
          <table:table-cell office:value-type="string">
            <text:p>Still-- grainy Lbergh by plane</text:p>
          </table:table-cell>
          <table:table-cell office:value-type="string">
            <text:p>Page 6, Page 1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04:44-5:00</text:p>
          </table:table-cell>
          <table:table-cell office:value-type="string">
            <text:p>Stills-- shots of older Lindbergh</text:p>
          </table:table-cell>
          <table:table-cell office:value-type="string">
            <text:p>Page 13 (mostly) or Page 20</text:p>
          </table:table-cell>
        </table:table-row>
        <table:table-row table:style-name="ro1" table:number-rows-repeated="654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inal video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default-cell-style-name="ce12"/>
        <table:table-row table:style-name="ro1">
          <table:table-cell/>
          <table:table-cell table:style-name="ce3" office:value-type="string">
            <text:p>List of videos</text:p>
          </table:table-cell>
          <table:table-cell table:style-name="ce3" office:value-type="string">
            <text:p>Length (sec)</text:p>
          </table:table-cell>
          <table:table-cell table:style-name="ce3" office:value-type="string">
            <text:p>Title Car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le Card</text:p>
          </table:table-cell>
          <table:table-cell office:value-type="float" office:value="7">
            <text:p>7</text:p>
          </table:table-cell>
          <table:table-cell table:style-name="ce7" office:value-type="string">
            <text:p><text:span text:style-name="T1">[But fate, love, fate scares me][What I took in my hand, grows in weight][–</text:span><text:span text:style-name="T2">Song</text:span><text:span text:style-name="T1">, by Robert Creeley] 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light take off / Title Card (consider taking straight from dvd)</text:p>
          </table:table-cell>
          <table:table-cell office:value-type="string">
            <text:p>30-60</text:p>
          </table:table-cell>
          <table:table-cell table:style-name="ce8" office:value-type="string">
            <text:p><text:span text:style-name="T3">[Charles Lindbergh, Age 25]. [May 21, 1927. In the </text:span><text:span text:style-name="T4">Spirit of St. Louis</text:span><text:span text:style-name="T3">], [Over the Atlantic. Near Ireland if the math has been done correctly][Approximately 5 in the morning]</text:span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tle Card</text:p>
          </table:table-cell>
          <table:table-cell office:value-type="float" office:value="5">
            <text:p>5</text:p>
          </table:table-cell>
          <table:table-cell table:style-name="ce9" office:value-type="string">
            <text:p>[Charles Lindbergh, Age 28], [1930], [A laboratory at The Rockefeller Institute for Medical Research, New York City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low Baby footage (radio announcement) / Title Card</text:p>
          </table:table-cell>
          <table:table-cell table:style-name="ce6" office:value-type="string">
            <text:p>20-25 / 5</text:p>
          </table:table-cell>
          <table:table-cell table:style-name="ce10" office:value-type="string">
            <text:p>[Charles Lindbergh, Age 30] [April 4, 1932] , [35 Days After Kidnapping] [The Lindbergh Estate in Hopewell, New Jersey][A few minutes before dawn]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ootage of baby search / Title Card x3 </text:p>
          </table:table-cell>
          <table:table-cell office:value-type="string">
            <text:p>10 / 5 / 5 / 5</text:p>
          </table:table-cell>
          <table:table-cell table:style-name="ce11" office:value-type="string">
            <text:p><text:span text:style-name="T5">What steps can be taken to impr</text:span><text:span text:style-name="T6">ove our democracy? / </text:span><text:span text:style-name="T1">What is the best kind of leadership? / </text:span><text:span text:style-name="T6"><text:s/></text:span><text:span text:style-name="T7">What is the greatest danger to Western civilization?</text:span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ndbergh Photo Montage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itle Card / War Atrocities (south pacific) / Title Card</text:p>
          </table:table-cell>
          <table:table-cell office:value-type="string">
            <text:p>5 / 20 – 25 / 5</text:p>
          </table:table-cell>
          <table:table-cell table:style-name="ce10" office:value-type="string">
            <text:p><text:span text:style-name="T5">[Ch</text:span><text:span text:style-name="T6">arles Lindbergh, Age 72], [1974] [Maui] / </text:span><text:span text:style-name="T1">[September 11, 1941] [America First <text:s/>Rally] [Iowa]</text:span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light Take Off Redux with life scenes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uth Pacific from before (fade)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anding in Paris</text:p>
          </table:table-cell>
          <table:table-cell office:value-type="string">
            <text:p>30-45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4">05/14/2008</text:date>, <text:time>15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5-11T20:56:17</meta:creation-date>
    <dc:date>2008-05-14T15:34:58</dc:date>
    <meta:print-date>2008-05-14T15:33:14</meta:print-date>
    <dc:language>en-US</dc:language>
    <meta:editing-cycles>4</meta:editing-cycles>
    <meta:editing-duration>PT1H52M27S</meta:editing-duration>
    <meta:user-defined meta:name="Info 1"/>
    <meta:user-defined meta:name="Info 2"/>
    <meta:user-defined meta:name="Info 3"/>
    <meta:user-defined meta:name="Info 4"/>
    <meta:document-statistic meta:table-count="3" meta:cell-count="387"/>
  </office:meta>
</office:document-meta>
</file>